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ROJAS, DICK NICXZ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05327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ROJAS, DICK NICXZ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27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95</text:p>
          </table:table-cell>
          <table:table-cell table:style-name="Tableau1.D2" office:value-type="string">
            <text:p text:style-name="P13">47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7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28439</text:p>
          </table:table-cell>
          <table:table-cell table:style-name="Tabla2.A2" office:value-type="string">
            <text:p text:style-name="P9">5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ANUEL BALCAZ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9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1:57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